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10.211cm"/>
    </style:style>
    <style:style style:name="co3" style:family="table-column">
      <style:table-column-properties fo:break-before="auto" style:column-width="12.853cm"/>
    </style:style>
    <style:style style:name="co4" style:family="table-column">
      <style:table-column-properties fo:break-before="auto" style:column-width="9.804cm"/>
    </style:style>
    <style:style style:name="co5" style:family="table-column">
      <style:table-column-properties fo:break-before="auto" style:column-width="9.049cm"/>
    </style:style>
    <style:style style:name="co6" style:family="table-column">
      <style:table-column-properties fo:break-before="auto" style:column-width="2.261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6.68cm" fo:break-before="auto" style:use-optimal-row-height="false"/>
    </style:style>
    <style:style style:name="ro5" style:family="table-row">
      <style:table-row-properties style:row-height="0.997cm" fo:break-before="auto" style:use-optimal-row-height="true"/>
    </style:style>
    <style:style style:name="ro6" style:family="table-row">
      <style:table-row-properties style:row-height="0.997cm" fo:break-before="auto" style:use-optimal-row-height="false"/>
    </style:style>
    <style:style style:name="ro7" style:family="table-row">
      <style:table-row-properties style:row-height="3.796cm" fo:break-before="auto" style:use-optimal-row-height="false"/>
    </style:style>
    <style:style style:name="ro8" style:family="table-row">
      <style:table-row-properties style:row-height="1.967cm" fo:break-before="auto" style:use-optimal-row-height="false"/>
    </style:style>
    <style:style style:name="ro9" style:family="table-row">
      <style:table-row-properties style:row-height="8.285cm" fo:break-before="auto" style:use-optimal-row-height="true"/>
    </style:style>
    <style:style style:name="ta1" style:family="table" style:master-page-name="PageStyle_5f_Webservic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 style:vertical-align="middl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ebservi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HCP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webservice link</text:p>
          </table:table-cell>
          <table:table-cell table:style-name="ce9" office:value-type="string" calcext:value-type="string">
            <text:p><text:a xlink:href="https://ihomis-test.doh.gov.ph/hcpn/public/Referral_ws/wsdl" xlink:type="simple">https://ihomis-test.doh.gov.ph/hcpn/public/Referral_ws/wsdl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ETHOD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Success Response</text:p>
          </table:table-cell>
          <table:table-cell office:value-type="string" calcext:value-type="string">
            <text:p>Error response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1" table:number-rows-spanned="2">
            <text:p><text:span text:style-name="T1">Refer</text:span></text:p>
            <text:p><text:span text:style-name="T2">(This method contains the patient data ,destination  facility and referring facility)</text:span></text:p>
          </table:table-cell>
          <table:table-cell table:style-name="ce10" office:value-type="string" office:string-value="{&#10;&quot;fhudFrom&quot;: &quot;DOH000000000007520&quot;,&#10;&quot;fhudto&quot;: &quot;DOH000000000005280&quot;,&#10;&quot;referringContactNumber&quot;: &quot;1234567810&quot;,&#10;&quot;typeOfReferral&quot;: &quot;TRANS&quot;,&#10;&quot;referralCategory&quot;: &quot;ER&quot;,&#10;&quot;referralReason&quot;: &quot;SEFTA&quot;,&#10;&quot;otherReasons&quot;: &quot;&quot;,&#10;&quot;remarks&quot;: &quot;&quot;,&#10;&quot;referralContactPerson&quot;: &quot;RECEIVING PERSONNEL&quot;,&#10;&quot;referralPersonDesignation&quot;: &quot;&quot;,&#10;&quot;rprhreferral&quot;: &quot;Y&quot;,&#10;&quot;rprhreferralmethod&quot;: &quot;&quot;,&#10;&quot;status&quot;: &quot;&quot;,&#10;&quot;referralDate&quot;: &quot;12-12-2012&quot;,&#10;&quot;referralTime&quot;: &quot;10:30AM&quot;,&#10;&quot;familyNumber&quot;: &quot;&quot;,&#10;&quot;phicNumber&quot;: &quot;&quot;,&#10;&quot;caseNumber&quot;: &quot;2022-000001&quot;,&#10;&quot;patientLastName&quot;: &quot;REFERRAL&quot;,&#10;&quot;patientFirstName&quot;: &quot;PATIENT&quot;,&#10;&quot;patientSuffix&quot;: &quot;&quot;,&#10;&quot;patientMiddlename&quot;: &quot;TEST&quot;,&#10;&quot;patientBirthDate&quot;: &quot;12-12-2012&quot;,&#10;&quot;patientSex&quot;: &quot;M&quot;,&#10;&quot;patientCivilStatus&quot;: &quot;&quot;,&#10;&quot;patientReligion&quot;: &quot;CATHO&quot;,&#10;&quot;patientBloodType&quot;: &quot;&quot;,&#10;&quot;patientBloodTypeRH&quot;: &quot;&quot;,&#10;&quot;patientStreetAddress&quot;: &quot;#4&quot;,&#10;&quot;patientBrgyAddress&quot;: &quot;043405061&quot;,&#10;&quot;patientMunAddress&quot;: &quot;043405&quot;,&#10;&quot;patientProvAddress&quot;: &quot;0434&quot;,&#10;&quot;patientRegAddress&quot;: &quot;04&quot;,&#10;&quot;patientZipAddress&quot;: &quot;4027&quot;,&#10;&quot;patientContactNumber&quot;: &quot;&quot;,&#10;&quot;clinicalDiagnosis&quot;: &quot;INJURY&quot;,&#10;&quot;clinicalHistory&quot;: &quot;&quot;,&#10;&quot;vitalSign&quot;: {&#10;&quot;BP&quot;: &quot;&quot;,&#10;&quot;Temp&quot;: &quot;&quot;,&#10;&quot;HR&quot;: &quot;&quot;,&#10;&quot;RR&quot;: &quot;&quot;,&#10;&quot;O2Sats&quot;: &quot;&quot;,&#10;&quot;Weight&quot;: &quot;&quot;,&#10;&quot;Height&quot;: &quot;&quot;&#10;},&#10;&quot;physicalExamination&quot;: &quot;&quot;,&#10;&quot;chiefComplaint&quot;: &quot;CHIEF COMPLAINT&quot;,&#10;&quot;findings&quot;: &quot;INJURY&quot;,&#10;&quot;ICD&quot;: [&quot;S91.0&quot;],&#10;&quot;patientProvider&quot;: [{&#10;&quot;ProviderLast&quot;: &quot;DOCTOR LASTNAME&quot;,&#10;&quot;ProviderFirst&quot;: &quot;DOCTOR FIRSTNAME&quot;,&#10;&quot;ProviderMiddle&quot;: &quot;DOCTOR MIDDLENAME&quot;,&#10;&quot;ProviderSuffix&quot;: &quot;&quot;,&#10;&quot;ProviderContactNo&quot;: &quot;12345678910&quot;,&#10;&quot;ProviderType&quot;: &quot;REFER&quot;&#10;}, {&#10;&quot;ProviderLast&quot;: &quot;DOCTOR LASTNAME&quot;,&#10;&quot;ProviderFirst&quot;: &quot;DOCTOR FIRSTNAME&quot;,&#10;&quot;ProviderMiddle&quot;: &quot;DOCTOR MIDDLENAME&quot;,&#10;&quot;ProviderSuffix&quot;: &quot;&quot;,&#10;&quot;ProviderContactNo&quot;: &quot;12345678910&quot;,&#10;&quot;ProviderType&quot;: &quot;CONSU&quot;&#10;}]&#10;}" calcext:value-type="string" table:number-columns-spanned="1" table:number-rows-spanned="2">
            <text:p>{</text:p>
            <text:p>"fhudFrom": "DOH000000000007520",</text:p>
            <text:p>"fhudto": "DOH000000000005280",</text:p>
            <text:p>"referringContactNumber": "1234567810",</text:p>
            <text:p>"typeOfReferral": "TRANS",</text:p>
            <text:p>"referralCategory": "ER",</text:p>
            <text:p>"referralReason": "SEFTA",</text:p>
            <text:p>"otherReasons": "",</text:p>
            <text:p>"remarks": "",</text:p>
            <text:p>"referralContactPerson": "RECEIVING PERSONNEL",</text:p>
            <text:p>"referralPersonDesignation": "",</text:p>
            <text:p>"rprhreferral": "Y",</text:p>
            <text:p>"rprhreferralmethod": "",</text:p>
            <text:p>"status": "",</text:p>
            <text:p>"referralDate": "12-12-2012",</text:p>
            <text:p>"referralTime": "10:30AM",</text:p>
            <text:p>"familyNumber": "",</text:p>
            <text:p>"phicNumber": "",</text:p>
            <text:p>"caseNumber": "2022-000001",</text:p>
            <text:p>"patientLastName": "REFERRAL",</text:p>
            <text:p>"patientFirstName": "PATIENT",</text:p>
            <text:p>"patientSuffix": "",</text:p>
            <text:p>"patientMiddlename": "TEST",</text:p>
            <text:p>"patientBirthDate": "12-12-2012",</text:p>
            <text:p>"patientSex": "M",</text:p>
            <text:p>"patientCivilStatus": "",</text:p>
            <text:p>"patientReligion": "CATHO",</text:p>
            <text:p>"patientBloodType": "",</text:p>
            <text:p>"patientBloodTypeRH": "",</text:p>
            <text:p>"patientStreetAddress": "#4",</text:p>
            <text:p>"patientBrgyAddress": "043405061",</text:p>
            <text:p>"patientMunAddress": "043405",</text:p>
            <text:p>"patientProvAddress": "0434",</text:p>
            <text:p>"patientRegAddress": "04",</text:p>
            <text:p>"patientZipAddress": "4027",</text:p>
            <text:p>"patientContactNumber": "",</text:p>
            <text:p>"clinicalDiagnosis": "INJURY",</text:p>
            <text:p>"clinicalHistory": "",</text:p>
            <text:p>"vitalSign": {</text:p>
            <text:p>"BP": "",</text:p>
            <text:p>"Temp": "",</text:p>
            <text:p>"HR": "",</text:p>
            <text:p>"RR": "",</text:p>
            <text:p>"O2Sats": "",</text:p>
            <text:p>"Weight": "",</text:p>
            <text:p>"Height": ""</text:p>
            <text:p>},</text:p>
            <text:p>"physicalExamination": "",</text:p>
            <text:p>"chiefComplaint": "CHIEF COMPLAINT",</text:p>
            <text:p>"findings": "INJURY",</text:p>
            <text:p>"ICD": ["S91.0"],</text:p>
            <text:p>"patientProvider": [{</text:p>
            <text:p>"ProviderLast": "DOCTOR LASTNAME",</text:p>
            <text:p>"ProviderFirst": "DOCTOR FIRSTNAME",</text:p>
            <text:p>"ProviderMiddle": "DOCTOR MIDDLENAME",</text:p>
            <text:p>"ProviderSuffix": "",</text:p>
            <text:p>"ProviderContactNo": "12345678910",</text:p>
            <text:p>"ProviderType": "REFER"</text:p>
            <text:p>}, {</text:p>
            <text:p>"ProviderLast": "DOCTOR LASTNAME",</text:p>
            <text:p>"ProviderFirst": "DOCTOR FIRSTNAME",</text:p>
            <text:p>"ProviderMiddle": "DOCTOR MIDDLENAME",</text:p>
            <text:p>"ProviderSuffix": "",</text:p>
            <text:p>"ProviderContactNo": "12345678910",</text:p>
            <text:p>"ProviderType": "CONSU"</text:p>
            <text:p>}]</text:p>
            <text:p>}</text:p>
          </table:table-cell>
          <table:table-cell table:style-name="ce13" office:value-type="string" calcext:value-type="string" table:number-columns-spanned="1" table:number-rows-spanned="2">
            <text:p>{"LogID":"HOSP-2071322090044",</text:p>
            <text:p>"code":"200","message":"Success!",</text:p>
            <text:p>"response":"Referral code:=HOSP-2071322090044|Patient name:REFERRAL PATIENT TEST",</text:p>
            <text:p>"date":"07\/13\/2022 21:00:44"}</text:p>
          </table:table-cell>
          <table:table-cell table:style-name="ce14" office:value-type="string" calcext:value-type="string">
            <text:p>{"code":"403",</text:p>
            <text:p>"response":"Contact system administrator referring facility not exist\/s",</text:p>
            <text:p>"date":"07\/13\/2022 21:15:47"}</text:p>
          </table:table-cell>
          <table:table-cell table:style-name="ce14" office:value-type="string" calcext:value-type="string">
            <text:p>fhudcode <text:s/>of the referring facility <text:s/>is not registered. 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style-name="ce11"/>
          <table:covered-table-cell table:style-name="ce14"/>
          <table:table-cell table:style-name="ce14" office:value-type="string" calcext:value-type="string">
            <text:p>{"code":"403",</text:p>
            <text:p>"response":"Contact system administrator referral facility not exist\/s",</text:p>
            <text:p>"date":"07\/13\/2022 21:15:47"}</text:p>
          </table:table-cell>
          <table:table-cell table:style-name="ce17" office:value-type="string" calcext:value-type="string">
            <text:p>fhudcode <text:s/>of the destination facility <text:s/>is not registered. 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1">receive</text:span></text:p>
            <text:p><text:span text:style-name="T2">(This method accept the referred patient from the referral facility)</text:span></text:p>
          </table:table-cell>
          <table:table-cell table:style-name="ce12" office:value-type="string" calcext:value-type="string" table:number-columns-spanned="1" table:number-rows-spanned="3">
            <text:p>{</text:p>
            <text:p>"LogID":"HOSP-2071322090xxx",</text:p>
            <text:p> "receivedDate":"mm/dd/yyyy H:i:s",</text:p>
            <text:p> "receivedPerson":"Firstname M. Lastname"</text:p>
            <text:p>}</text:p>
          </table:table-cell>
          <table:table-cell table:style-name="ce13" office:value-type="string" calcext:value-type="string" table:number-columns-spanned="1" table:number-rows-spanned="3">
            <text:p>{</text:p>
            <text:p>“LogID”:”HOSP-2071322090xxx”</text:p>
            <text:p>"code":"200",</text:p>
            <text:p>"response":"Patient Received",</text:p>
            <text:p>"date":"07\/13\/2022 21:17:48"</text:p>
            <text:p>}</text:p>
          </table:table-cell>
          <table:table-cell table:style-name="ce14" office:value-type="string" calcext:value-type="string">
            <text:p>{"code":"403",</text:p>
            <text:p>"response":"Reference ID is Invalid or null",</text:p>
            <text:p>"date":"07\/13\/2022 21:17:48"}</text:p>
          </table:table-cell>
          <table:table-cell table:style-name="ce14" office:value-type="string" calcext:value-type="string">
            <text:p>if LogID is invalid <text:s/>or <text:s/>empty.</text:p>
          </table:table-cell>
          <table:table-cell table:number-columns-repeated="1019"/>
        </table:table-row>
        <table:table-row table:style-name="ro5">
          <table:covered-table-cell table:number-columns-repeated="2" table:style-name="ce7"/>
          <table:covered-table-cell table:style-name="ce14"/>
          <table:table-cell table:style-name="ce14" office:value-type="string" calcext:value-type="string">
            <text:p>{"code":"403",</text:p>
            <text:p>"response":"Received date is Invalid or null",</text:p>
            <text:p>"date":"07\/13\/2022 21:17:48"}</text:p>
          </table:table-cell>
          <table:table-cell table:style-name="ce14" office:value-type="string" calcext:value-type="string">
            <text:p>if received date is invalid <text:s/>or <text:s/>empty.</text:p>
          </table:table-cell>
          <table:table-cell table:number-columns-repeated="1019"/>
        </table:table-row>
        <table:table-row table:style-name="ro5">
          <table:covered-table-cell table:number-columns-repeated="2" table:style-name="ce7"/>
          <table:covered-table-cell table:style-name="ce14"/>
          <table:table-cell table:style-name="ce11" office:value-type="string" calcext:value-type="string">
            <text:p>{"code":"403",</text:p>
            <text:p>"response":"Received person is Invalid or null",</text:p>
            <text:p>"date":"07\/13\/2022 21:17:48"}</text:p>
          </table:table-cell>
          <table:table-cell table:style-name="ce14" office:value-type="string" calcext:value-type="string">
            <text:p>if Receiver’s name <text:s/>is <text:s/>empty.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 table:number-columns-spanned="1" table:number-rows-spanned="2">
            <text:p><text:span text:style-name="T1">getReferralFhud</text:span></text:p>
            <text:p><text:span text:style-name="T2">(This method get all lists of  intransit patients referred to destination facility</text:span></text:p>
          </table:table-cell>
          <table:table-cell table:style-name="ce13" office:value-type="string" calcext:value-type="string" table:number-columns-spanned="1" table:number-rows-spanned="2">
            <text:p>DOH000000000007520</text:p>
          </table:table-cell>
          <table:table-cell table:style-name="ce12" office:value-type="string" office:string-value="{&#10;&quot;data&quot;: [{&#10;&quot;LogID&quot;: &quot;HOSP-2071322020705&quot;,&#10;&quot;fhudFrom&quot;: &quot;DOH000000000007520&quot;,&#10;&quot;fhudto&quot;: &quot;DOH000000000005280&quot;,&#10;&quot;typeOfReferral&quot;: &quot;TRANS&quot;,&#10;&quot;referralReason&quot;: &quot;SEFTA&quot;,&#10;&quot;otherReasons&quot;: &quot;&quot;,&#10;&quot;remarks&quot;: &quot;&quot;,&#10;&quot;referralContactPerson&quot;: &quot;RECEIVING PERSONNEL&quot;,&#10;&quot;referralPersonDesignation&quot;: &quot;&quot;,&#10;&quot;rprhreferral&quot;: null,&#10;&quot;rprhreferralmethod&quot;: &quot;&quot;,&#10;&quot;status&quot;: &quot;&quot;,&#10;&quot;referringContactNumber&quot;: &quot;1234567810&quot;,&#10;&quot;referralDate&quot;: &quot;12-12-2012&quot;,&#10;&quot;referralTime&quot;: &quot;10:30AM&quot;,&#10;&quot;referralCategory&quot;: &quot;ER&quot;,&#10;&quot;familyNumber&quot;: &quot;&quot;,&#10;&quot;phicNumber&quot;: &quot;&quot;,&#10;&quot;patientLastName&quot;: &quot;REFERRAL&quot;,&#10;&quot;patientFirstName&quot;: &quot;PATIENT&quot;,&#10;&quot;patientSuffix&quot;: &quot;&quot;,&#10;&quot;patientMiddlename&quot;: &quot;TEST&quot;,&#10;&quot;patientBirthDate&quot;: &quot;12-12-2012&quot;,&#10;&quot;patientSex&quot;: &quot;M&quot;,&#10;&quot;patientCivilStatus&quot;: &quot;&quot;,&#10;&quot;patientReligion&quot;: &quot;CATHO&quot;,&#10;&quot;patientBloodType&quot;: &quot;&quot;,&#10;&quot;patientBlooTypeRH&quot;: &quot;&quot;,&#10;&quot;patientStreetAddress&quot;: &quot;#4&quot;,&#10;&quot;patientBrgyAddress&quot;: &quot;043405061&quot;,&#10;&quot;patientMunAddress&quot;: &quot;043405&quot;,&#10;&quot;patientProvAddress&quot;: &quot;0434&quot;,&#10;&quot;patientRegAddress&quot;: &quot;04&quot;,&#10;&quot;patientZipAddress&quot;: &quot;4027&quot;,&#10;&quot;patientContactNumber&quot;: &quot;&quot;,&#10;&quot;findings&quot;: &quot;INJURY&quot;,&#10;&quot;chiefComplaint&quot;: &quot;CHIEF COMPLAINT&quot;,&#10;&quot;clinicalDiagnosis&quot;: &quot;INJURY&quot;,&#10;&quot;physicalExamination&quot;: &quot;&quot;,&#10;&quot;clinicalHistory&quot;: &quot;&quot;,&#10;&quot;vitalSign&quot;: &quot;{\&quot;BP\&quot;:\&quot;\&quot;,\&quot;Temp\&quot;:\&quot;\&quot;,\&quot;HR\&quot;:\&quot;\&quot;,\&quot;RR\&quot;:\&quot;\&quot;,\&quot;O2Sats\&quot;:\&quot;\&quot;,\&quot;Weight\&quot;:\&quot;\&quot;,\&quot;Height\&quot;:\&quot;\&quot;}&quot;,&#10;&quot;patientProvider&quot;: [{&#10;&quot;ProviderLast&quot;: &quot;ACELAJADO&quot;,&#10;&quot;ProviderFirst&quot;: &quot;GODFREY&quot;,&#10;&quot;ProviderMiddle&quot;: &quot;ACERO&quot;,&#10;&quot;ProviderSuffix&quot;: &quot;&quot;,&#10;&quot;ProviderContactNo&quot;: &quot;12345678910&quot;,&#10;&quot;ProviderType&quot;: &quot;REFER&quot;&#10;}, {&#10;&quot;ProviderLast&quot;: &quot;REFERRAL&quot;,&#10;&quot;ProviderFirst&quot;: &quot;DOCTOR&quot;,&#10;&quot;ProviderMiddle&quot;: &quot;TEST&quot;,&#10;&quot;ProviderSuffix&quot;: &quot;&quot;,&#10;&quot;ProviderContactNo&quot;: &quot;12345678910&quot;,&#10;&quot;ProviderType&quot;: &quot;CONSU&quot;&#10;}]&#10;}, {&#10;&quot;LogID&quot;: &quot;HOSP-2071322090044&quot;,&#10;&quot;fhudFrom&quot;: &quot;DOH000000000007520&quot;,&#10;&quot;fhudto&quot;: &quot;DOH000000000005280&quot;,&#10;&quot;typeOfReferral&quot;: &quot;TRANS&quot;,&#10;&quot;referralReason&quot;: &quot;SEFTA&quot;,&#10;&quot;otherReasons&quot;: &quot;&quot;,&#10;&quot;remarks&quot;: &quot;&quot;,&#10;&quot;referralContactPerson&quot;: &quot;RECEIVING PERSONNEL&quot;,&#10;&quot;referralPersonDesignation&quot;: &quot;&quot;,&#10;&quot;rprhreferral&quot;: null,&#10;&quot;rprhreferralmethod&quot;: &quot;&quot;,&#10;&quot;status&quot;: &quot;&quot;,&#10;&quot;referringContactNumber&quot;: &quot;1234567810&quot;,&#10;&quot;referralDate&quot;: &quot;12-12-2012&quot;,&#10;&quot;referralTime&quot;: &quot;10:30AM&quot;,&#10;&quot;referralCategory&quot;: &quot;ER&quot;,&#10;&quot;familyNumber&quot;: &quot;&quot;,&#10;&quot;phicNumber&quot;: &quot;&quot;,&#10;&quot;patientLastName&quot;: &quot;REFERRAL&quot;,&#10;&quot;patientFirstName&quot;: &quot;PATIENT&quot;,&#10;&quot;patientSuffix&quot;: &quot;&quot;,&#10;&quot;patientMiddlename&quot;: &quot;TEST&quot;,&#10;&quot;patientBirthDate&quot;: &quot;12-12-2012&quot;,&#10;&quot;patientSex&quot;: &quot;M&quot;,&#10;&quot;patientCivilStatus&quot;: &quot;&quot;,&#10;&quot;patientReligion&quot;: &quot;CATHO&quot;,&#10;&quot;patientBloodType&quot;: &quot;&quot;,&#10;&quot;patientBlooTypeRH&quot;: &quot;&quot;,&#10;&quot;patientStreetAddress&quot;: &quot;#4&quot;,&#10;&quot;patientBrgyAddress&quot;: &quot;043405061&quot;,&#10;&quot;patientMunAddress&quot;: &quot;043405&quot;,&#10;&quot;patientProvAddress&quot;: &quot;0434&quot;,&#10;&quot;patientRegAddress&quot;: &quot;04&quot;,&#10;&quot;patientZipAddress&quot;: &quot;4027&quot;,&#10;&quot;patientContactNumber&quot;: &quot;&quot;,&#10;&quot;findings&quot;: &quot;INJURY&quot;,&#10;&quot;chiefComplaint&quot;: &quot;CHIEF COMPLAINT&quot;,&#10;&quot;clinicalDiagnosis&quot;: &quot;INJURY&quot;,&#10;&quot;physicalExamination&quot;: &quot;&quot;,&#10;&quot;clinicalHistory&quot;: &quot;&quot;,&#10;&quot;vitalSign&quot;: &quot;{\&quot;BP\&quot;:\&quot;\&quot;,\&quot;Temp\&quot;:\&quot;\&quot;,\&quot;HR\&quot;:\&quot;\&quot;,\&quot;RR\&quot;:\&quot;\&quot;,\&quot;O2Sats\&quot;:\&quot;\&quot;,\&quot;Weight\&quot;:\&quot;\&quot;,\&quot;Height\&quot;:\&quot;\&quot;}&quot;,&#10;&quot;patientProvider&quot;: [{&#10;&quot;ProviderLast&quot;: &quot;REFERRAL&quot;,&#10;&quot;ProviderFirst&quot;: &quot;DOCTOR&quot;,&#10;&quot;ProviderMiddle&quot;: &quot;TEST&quot;,&#10;&quot;ProviderSuffix&quot;: &quot;&quot;,&#10;&quot;ProviderContactNo&quot;: &quot;12345678910&quot;,&#10;&quot;ProviderType&quot;: &quot;CONSU&quot;&#10;}, {&#10;&quot;ProviderLast&quot;: &quot;ACELAJADO&quot;,&#10;&quot;ProviderFirst&quot;: &quot;GODFREY&quot;,&#10;&quot;ProviderMiddle&quot;: &quot;ACERO&quot;,&#10;&quot;ProviderSuffix&quot;: &quot;&quot;,&#10;&quot;ProviderContactNo&quot;: &quot;12345678910&quot;,&#10;&quot;ProviderType&quot;: &quot;REFER&quot;&#10;}]&#10;}]&#10;}" calcext:value-type="string" table:number-columns-spanned="1" table:number-rows-spanned="2">
            <text:p>{</text:p>
            <text:p>"data": [{</text:p>
            <text:p>"LogID": "HOSP-2071322020705",</text:p>
            <text:p>"fhudFrom": "DOH000000000007520",</text:p>
            <text:p>"fhudto": "DOH000000000005280",</text:p>
            <text:p>"typeOfReferral": "TRANS",</text:p>
            <text:p>"referralReason": "SEFTA",</text:p>
            <text:p>"otherReasons": "",</text:p>
            <text:p>"remarks": "",</text:p>
            <text:p>"referralContactPerson": "RECEIVING PERSONNEL",</text:p>
            <text:p>"referralPersonDesignation": "",</text:p>
            <text:p>"rprhreferral": null,</text:p>
            <text:p>"rprhreferralmethod": "",</text:p>
            <text:p>"status": "",</text:p>
            <text:p>"referringContactNumber": "1234567810",</text:p>
            <text:p>"referralDate": "12-12-2012",</text:p>
            <text:p>"referralTime": "10:30AM",</text:p>
            <text:p>"referralCategory": "ER",</text:p>
            <text:p>"familyNumber": "",</text:p>
            <text:p>"phicNumber": "",</text:p>
            <text:p>"patientLastName": "REFERRAL",</text:p>
            <text:p>"patientFirstName": "PATIENT",</text:p>
            <text:p>"patientSuffix": "",</text:p>
            <text:p>"patientMiddlename": "TEST",</text:p>
            <text:p>"patientBirthDate": "12-12-2012",</text:p>
            <text:p>"patientSex": "M",</text:p>
            <text:p>"patientCivilStatus": "",</text:p>
            <text:p>"patientReligion": "CATHO",</text:p>
            <text:p>"patientBloodType": "",</text:p>
            <text:p>"patientBlooTypeRH": "",</text:p>
            <text:p>"patientStreetAddress": "#4",</text:p>
            <text:p>"patientBrgyAddress": "043405061",</text:p>
            <text:p>"patientMunAddress": "043405",</text:p>
            <text:p>"patientProvAddress": "0434",</text:p>
            <text:p>"patientRegAddress": "04",</text:p>
            <text:p>"patientZipAddress": "4027",</text:p>
            <text:p>"patientContactNumber": "",</text:p>
            <text:p>"findings": "INJURY",</text:p>
            <text:p>"chiefComplaint": "CHIEF COMPLAINT",</text:p>
            <text:p>"clinicalDiagnosis": "INJURY",</text:p>
            <text:p>"physicalExamination": "",</text:p>
            <text:p>"clinicalHistory": "",</text:p>
            <text:p>"vitalSign": "{\"BP\":\"\",\"Temp\":\"\",\"HR\":\"\",\"RR\":\"\",\"O2Sats\":\"\",\"Weight\":\"\",\"Height\":\"\"}",</text:p>
            <text:p>"patientProvider": [{</text:p>
            <text:p>"ProviderLast": "ACELAJADO",</text:p>
            <text:p>"ProviderFirst": "GODFREY",</text:p>
            <text:p>"ProviderMiddle": "ACERO",</text:p>
            <text:p>"ProviderSuffix": "",</text:p>
            <text:p>"ProviderContactNo": "12345678910",</text:p>
            <text:p>"ProviderType": "REFER"</text:p>
            <text:p>}, {</text:p>
            <text:p>"ProviderLast": "REFERRAL",</text:p>
            <text:p>"ProviderFirst": "DOCTOR",</text:p>
            <text:p>"ProviderMiddle": "TEST",</text:p>
            <text:p>"ProviderSuffix": "",</text:p>
            <text:p>"ProviderContactNo": "12345678910",</text:p>
            <text:p>"ProviderType": "CONSU"</text:p>
            <text:p>}]</text:p>
            <text:p>}, {</text:p>
            <text:p>"LogID": "HOSP-2071322090044",</text:p>
            <text:p>"fhudFrom": "DOH000000000007520",</text:p>
            <text:p>"fhudto": "DOH000000000005280",</text:p>
            <text:p>"typeOfReferral": "TRANS",</text:p>
            <text:p>"referralReason": "SEFTA",</text:p>
            <text:p>"otherReasons": "",</text:p>
            <text:p>"remarks": "",</text:p>
            <text:p>"referralContactPerson": "RECEIVING PERSONNEL",</text:p>
            <text:p>"referralPersonDesignation": "",</text:p>
            <text:p>"rprhreferral": null,</text:p>
            <text:p>"rprhreferralmethod": "",</text:p>
            <text:p>"status": "",</text:p>
            <text:p>"referringContactNumber": "1234567810",</text:p>
            <text:p>"referralDate": "12-12-2012",</text:p>
            <text:p>"referralTime": "10:30AM",</text:p>
            <text:p>"referralCategory": "ER",</text:p>
            <text:p>"familyNumber": "",</text:p>
            <text:p>"phicNumber": "",</text:p>
            <text:p>"patientLastName": "REFERRAL",</text:p>
            <text:p>"patientFirstName": "PATIENT",</text:p>
            <text:p>"patientSuffix": "",</text:p>
            <text:p>"patientMiddlename": "TEST",</text:p>
            <text:p>"patientBirthDate": "12-12-2012",</text:p>
            <text:p>"patientSex": "M",</text:p>
            <text:p>"patientCivilStatus": "",</text:p>
            <text:p>"patientReligion": "CATHO",</text:p>
            <text:p>"patientBloodType": "",</text:p>
            <text:p>"patientBlooTypeRH": "",</text:p>
            <text:p>"patientStreetAddress": "#4",</text:p>
            <text:p>"patientBrgyAddress": "043405061",</text:p>
            <text:p>"patientMunAddress": "043405",</text:p>
            <text:p>"patientProvAddress": "0434",</text:p>
            <text:p>"patientRegAddress": "04",</text:p>
            <text:p>"patientZipAddress": "4027",</text:p>
            <text:p>"patientContactNumber": "",</text:p>
            <text:p>"findings": "INJURY",</text:p>
            <text:p>"chiefComplaint": "CHIEF COMPLAINT",</text:p>
            <text:p>"clinicalDiagnosis": "INJURY",</text:p>
            <text:p>"physicalExamination": "",</text:p>
            <text:p>"clinicalHistory": "",</text:p>
            <text:p>"vitalSign": "{\"BP\":\"\",\"Temp\":\"\",\"HR\":\"\",\"RR\":\"\",\"O2Sats\":\"\",\"Weight\":\"\",\"Height\":\"\"}",</text:p>
            <text:p>"patientProvider": [{</text:p>
            <text:p>"ProviderLast": "REFERRAL",</text:p>
            <text:p>"ProviderFirst": "DOCTOR",</text:p>
            <text:p>"ProviderMiddle": "TEST",</text:p>
            <text:p>"ProviderSuffix": "",</text:p>
            <text:p>"ProviderContactNo": "12345678910",</text:p>
            <text:p>"ProviderType": "CONSU"</text:p>
            <text:p>}, {</text:p>
            <text:p>"ProviderLast": "ACELAJADO",</text:p>
            <text:p>"ProviderFirst": "GODFREY",</text:p>
            <text:p>"ProviderMiddle": "ACERO",</text:p>
            <text:p>"ProviderSuffix": "",</text:p>
            <text:p>"ProviderContactNo": "12345678910",</text:p>
            <text:p>"ProviderType": "REFER"</text:p>
            <text:p>}]</text:p>
            <text:p>}]</text:p>
            <text:p>}</text:p>
          </table:table-cell>
          <table:table-cell table:style-name="ce14" office:value-type="string" calcext:value-type="string">
            <text:p>{"code":"403",</text:p>
            <text:p>"response":"Fhud code is null",</text:p>
            <text:p>"date":"07\/13\/2022 21:17:48"}</text:p>
          </table:table-cell>
          <table:table-cell table:style-name="ce14" office:value-type="string" calcext:value-type="string">
            <text:p>if parameter is empty string</text:p>
          </table:table-cell>
          <table:table-cell table:number-columns-repeated="1019"/>
        </table:table-row>
        <table:table-row table:style-name="ro7">
          <table:covered-table-cell table:style-name="ce5"/>
          <table:covered-table-cell table:style-name="ce14"/>
          <table:covered-table-cell table:style-name="ce16"/>
          <table:table-cell table:style-name="ce14" office:value-type="string" calcext:value-type="string">
            <text:p>{"code":"403",</text:p>
            <text:p>"response":"Contact system administrator referring facility not exist\/s",</text:p>
            <text:p>"date":"07\/13\/2022 21:15:47"}</text:p>
          </table:table-cell>
          <table:table-cell table:style-name="ce14" office:value-type="string" calcext:value-type="string">
            <text:p>if facility is not registered.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<text:span text:style-name="T1">getReferralData</text:span></text:p>
            <text:p><text:span text:style-name="T3">This method get the basic/medical information of referred  patient.</text:span></text:p>
          </table:table-cell>
          <table:table-cell table:style-name="ce14" office:value-type="string" calcext:value-type="string">
            <text:p>{</text:p>
            <text:p>"LogID":"HOSP-2071322020705",</text:p>
            <text:p> "fhudcode":"DOH000000000005280"</text:p>
            <text:p>}</text:p>
          </table:table-cell>
          <table:table-cell table:style-name="ce11" office:value-type="string" office:string-value="{&#10;&quot;fhudFrom&quot;: &quot;DOH000000000007520&quot;,&#10;&quot;fhudto&quot;: &quot;DOH000000000005280&quot;,&#10;&quot;typeOfReferral&quot;: &quot;TRANS&quot;,&#10;&quot;referralReason&quot;: &quot;SEFTA&quot;,&#10;&quot;otherReasons&quot;: &quot;&quot;,&#10;&quot;remarks&quot;: &quot;&quot;,&#10;&quot;referralContactPerson&quot;: &quot;RECEIVING PERSONNEL&quot;,&#10;&quot;referralPersonDesignation&quot;: &quot;&quot;,&#10;&quot;rprhreferral&quot;: &quot;Y&quot;,&#10;&quot;rprhreferralmethod&quot;: &quot;&quot;,&#10;&quot;status&quot;: &quot;&quot;,&#10;&quot;referringContactNumber&quot;: &quot;1234567810&quot;,&#10;&quot;referralDate&quot;: &quot;12-12-2012&quot;,&#10;&quot;referralTime&quot;: &quot;10:30AM&quot;,&#10;&quot;referralCategory&quot;: &quot;ER&quot;,&#10;&quot;familyNumber&quot;: &quot;&quot;,&#10;&quot;phicNumber&quot;: &quot;&quot;,&#10;&quot;patientLastName&quot;: &quot;REFERRAL&quot;,&#10;&quot;patientFirstName&quot;: &quot;PATIENT&quot;,&#10;&quot;patientSuffix&quot;: &quot;&quot;,&#10;&quot;patientMiddlename&quot;: &quot;TEST&quot;,&#10;&quot;patientBirthDate&quot;: &quot;12-12-2012&quot;,&#10;&quot;patientSex&quot;: &quot;M&quot;,&#10;&quot;patientCivilStatus&quot;: &quot;&quot;,&#10;&quot;patientReligion&quot;: &quot;CATHO&quot;,&#10;&quot;patientBloodType&quot;: &quot;&quot;,&#10;&quot;patientBlooTypeRH&quot;: &quot;&quot;,&#10;&quot;patientContactNumber&quot;: null,&#10;&quot;patientStreetAddress&quot;: &quot;#4&quot;,&#10;&quot;patientBrgyAddress&quot;: &quot;043405061&quot;,&#10;&quot;patientMunAddress&quot;: &quot;043405&quot;,&#10;&quot;patientProvAddress&quot;: &quot;0434&quot;,&#10;&quot;patientRegAddress&quot;: &quot;04&quot;,&#10;&quot;patientZipAddress&quot;: &quot;4027&quot;,&#10;&quot;clinicalDiagnosis&quot;: &quot;INJURY&quot;,&#10;&quot;physicalExamination&quot;: &quot;&quot;,&#10;&quot;chiefComplaint&quot;: &quot;CHIEF COMPLAINT&quot;,&#10;&quot;clinicalHistory&quot;: &quot;&quot;,&#10;&quot;findings&quot;: &quot;INJURY&quot;,&#10;&quot;vitalSign&quot;: &quot;{\&quot;BP\&quot;:\&quot;\&quot;,\&quot;Temp\&quot;:\&quot;\&quot;,\&quot;HR\&quot;:\&quot;\&quot;,\&quot;RR\&quot;:\&quot;\&quot;,\&quot;O2Sats\&quot;:\&quot;\&quot;,\&quot;Weight\&quot;:\&quot;\&quot;,\&quot;Height\&quot;:\&quot;\&quot;}&quot;,&#10;&quot;patientProvider&quot;: [{&#10;&quot;ProviderLast&quot;: &quot;ACELAJADO&quot;,&#10;&quot;ProviderFirst&quot;: &quot;GODFREY&quot;,&#10;&quot;ProviderMiddle&quot;: &quot;ACERO&quot;,&#10;&quot;ProviderSuffix&quot;: &quot;&quot;,&#10;&quot;ProviderContactNo&quot;: &quot;12345678910&quot;,&#10;&quot;ProviderType&quot;: &quot;REFER&quot;&#10;}, {&#10;&quot;ProviderLast&quot;: &quot;REFERRAL&quot;,&#10;&quot;ProviderFirst&quot;: &quot;DOCTOR&quot;,&#10;&quot;ProviderMiddle&quot;: &quot;TEST&quot;,&#10;&quot;ProviderSuffix&quot;: &quot;&quot;,&#10;&quot;ProviderContactNo&quot;: &quot;12345678910&quot;,&#10;&quot;ProviderType&quot;: &quot;CONSU&quot;&#10;}]&#10;}" calcext:value-type="string">
            <text:p>{</text:p>
            <text:p>"fhudFrom": "DOH000000000007520",</text:p>
            <text:p>"fhudto": "DOH000000000005280",</text:p>
            <text:p>"typeOfReferral": "TRANS",</text:p>
            <text:p>"referralReason": "SEFTA",</text:p>
            <text:p>"otherReasons": "",</text:p>
            <text:p>"remarks": "",</text:p>
            <text:p>"referralContactPerson": "RECEIVING PERSONNEL",</text:p>
            <text:p>"referralPersonDesignation": "",</text:p>
            <text:p>"rprhreferral": "Y",</text:p>
            <text:p>"rprhreferralmethod": "",</text:p>
            <text:p>"status": "",</text:p>
            <text:p>"referringContactNumber": "1234567810",</text:p>
            <text:p>"referralDate": "12-12-2012",</text:p>
            <text:p>"referralTime": "10:30AM",</text:p>
            <text:p>"referralCategory": "ER",</text:p>
            <text:p>"familyNumber": "",</text:p>
            <text:p>"phicNumber": "",</text:p>
            <text:p>"patientLastName": "REFERRAL",</text:p>
            <text:p>"patientFirstName": "PATIENT",</text:p>
            <text:p>"patientSuffix": "",</text:p>
            <text:p>"patientMiddlename": "TEST",</text:p>
            <text:p>"patientBirthDate": "12-12-2012",</text:p>
            <text:p>"patientSex": "M",</text:p>
            <text:p>"patientCivilStatus": "",</text:p>
            <text:p>"patientReligion": "CATHO",</text:p>
            <text:p>"patientBloodType": "",</text:p>
            <text:p>"patientBlooTypeRH": "",</text:p>
            <text:p>"patientContactNumber": null,</text:p>
            <text:p>"patientStreetAddress": "#4",</text:p>
            <text:p>"patientBrgyAddress": "043405061",</text:p>
            <text:p>"patientMunAddress": "043405",</text:p>
            <text:p>"patientProvAddress": "0434",</text:p>
            <text:p>"patientRegAddress": "04",</text:p>
            <text:p>"patientZipAddress": "4027",</text:p>
            <text:p>"clinicalDiagnosis": "INJURY",</text:p>
            <text:p>"physicalExamination": "",</text:p>
            <text:p>"chiefComplaint": "CHIEF COMPLAINT",</text:p>
            <text:p>"clinicalHistory": "",</text:p>
            <text:p>"findings": "INJURY",</text:p>
            <text:p>"vitalSign": "{\"BP\":\"\",\"Temp\":\"\",\"HR\":\"\",\"RR\":\"\",\"O2Sats\":\"\",\"Weight\":\"\",\"Height\":\"\"}",</text:p>
            <text:p>"patientProvider": [{</text:p>
            <text:p>"ProviderLast": "ACELAJADO",</text:p>
            <text:p>"ProviderFirst": "GODFREY",</text:p>
            <text:p>"ProviderMiddle": "ACERO",</text:p>
            <text:p>"ProviderSuffix": "",</text:p>
            <text:p>"ProviderContactNo": "12345678910",</text:p>
            <text:p>"ProviderType": "REFER"</text:p>
            <text:p>}, {</text:p>
            <text:p>"ProviderLast": "REFERRAL",</text:p>
            <text:p>"ProviderFirst": "DOCTOR",</text:p>
            <text:p>"ProviderMiddle": "TEST",</text:p>
            <text:p>"ProviderSuffix": "",</text:p>
            <text:p>"ProviderContactNo": "12345678910",</text:p>
            <text:p>"ProviderType": "CONSU"</text:p>
            <text:p>}]</text:p>
            <text:p>}</text:p>
          </table:table-cell>
          <table:table-cell table:style-name="ce14" office:value-type="string" calcext:value-type="string">
            <text:p>{"code":"403",</text:p>
            <text:p>"response":"Invalid parameter / No record Found",</text:p>
            <text:p>"date":"07\/13\/2022 21:15:47"}</text:p>
          </table:table-cell>
          <table:table-cell table:style-name="ce14" office:value-type="string" calcext:value-type="string">
            <text:p>Invalid paramater or no record was found.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discharge</text:p>
          </table:table-cell>
          <table:table-cell table:style-name="ce15" office:value-type="string" office:string-value="{&#10;&quot;LogID&quot;: &quot;HOSP-2071422032507&quot;,&#10;&quot;admDate&quot;: &quot;02/02/2022 13:03:13&quot;,&#10;&quot;dischDate&quot;: &quot;02/03/2022 13:03:13&quot;,&#10;&quot;disposition&quot;: &quot;DISCH&quot;,&#10;&quot;condition&quot;: &quot;IMPRO&quot;,&#10;&quot;remarks&quot;: &quot;REMARKS&quot;,&#10;&quot;hasFollowUp&quot;: &quot;Y&quot;,&#10;&quot;hasMedicine&quot;: &quot;Y&quot;,&#10;&quot;drugs&quot;: [{&#10;&quot;LogID&quot;: &quot;HOSP-2071422032507&quot;,&#10;&quot;generic&quot;: &quot;AMOXICILLIN&quot;,&#10;&quot;instruction&quot;: &quot;INUMIN ARAW ARAW&quot;,&#10;&quot;drugcode&quot;: &quot;130182083180928321&quot;&#10;},&#10;{&#10;&quot;LogID&quot;: &quot;HOSP-2071422032507&quot;,&#10;&quot;generic&quot;: &quot;TAYODAN&quot;,&#10;&quot;instruction&quot;: &quot;INUMIN ARAW ARAW&quot;,&#10;&quot;drugcode&quot;: &quot;130182083180928321&quot;&#10;}&#10;],&#10;&quot;schedule&quot;: {&#10;&quot;LogID&quot;: &quot;HOSP-2071422032507&quot;,&#10;&quot;scheduleDateTime&quot;: &quot;02/04/2022 13:03:13&quot;&#10;}" calcext:value-type="string">
            <text:p>{</text:p>
            <text:p>"LogID": "HOSP-2071422032507",</text:p>
            <text:p>"admDate": "02/02/2022 13:03:13",</text:p>
            <text:p>"dischDate": "02/03/2022 13:03:13",</text:p>
            <text:p>"disposition": "DISCH",</text:p>
            <text:p>"condition": "IMPRO",</text:p>
            <text:p>"remarks": "REMARKS",</text:p>
            <text:p>"hasFollowUp": "Y",</text:p>
            <text:p>"hasMedicine": "Y",</text:p>
            <text:p>"drugs": [{</text:p>
            <text:p>"LogID": "HOSP-2071422032507",</text:p>
            <text:p>"generic": "AMOXICILLIN",</text:p>
            <text:p>"instruction": "INUMIN ARAW ARAW",</text:p>
            <text:p>"drugcode": "130182083180928321"</text:p>
            <text:p>},</text:p>
            <text:p>{</text:p>
            <text:p>"LogID": "HOSP-2071422032507",</text:p>
            <text:p>"generic": "TAYODAN",</text:p>
            <text:p>"instruction": "INUMIN ARAW ARAW",</text:p>
            <text:p>"drugcode": "130182083180928321"</text:p>
            <text:p>}</text:p>
            <text:p>],</text:p>
            <text:p>"schedule": {</text:p>
            <text:p>"LogID": "HOSP-2071422032507",</text:p>
            <text:p>"scheduleDateTime": "02/04/2022 13:03:13"</text:p>
            <text:p>}</text:p>
          </table:table-cell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1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-</number:text>
      <number:day/>
      <number:text>-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Php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Webservice" style:display-name="PageStyle_Webservic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09:38:44</meta:creation-date>
    <dc:language>en-PH</dc:language>
    <dc:date>2022-07-14T18:49:25.086000000</dc:date>
    <meta:editing-cycles>4</meta:editing-cycles>
    <meta:editing-duration>PT11M15S</meta:editing-duration>
    <meta:generator>LibreOffice/7.3.4.2$Windows_X86_64 LibreOffice_project/728fec16bd5f605073805c3c9e7c4212a0120dc5</meta:generator>
    <meta:document-statistic meta:table-count="1" meta:cell-count="38" meta:object-count="0"/>
    <meta:user-defined meta:name="AppVersion">15.0000</meta:user-defined>
  </office:meta>
</office:document-meta>
</file>